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62C000000AE193E7D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c2699" officeooo:paragraph-rsid="001c2699"/>
    </style:style>
    <style:style style:name="P2" style:family="paragraph" style:parent-style-name="Text_20_body" style:list-style-name="L1">
      <style:text-properties officeooo:rsid="001c2699" officeooo:paragraph-rsid="001c2699"/>
    </style:style>
    <style:style style:name="P3" style:family="paragraph" style:parent-style-name="Title">
      <style:text-properties officeooo:rsid="001c2699" officeooo:paragraph-rsid="001c2699"/>
    </style:style>
    <style:style style:name="P4" style:family="paragraph" style:parent-style-name="Heading_20_1">
      <style:text-properties officeooo:paragraph-rsid="001c2699"/>
    </style:style>
    <style:style style:name="P5" style:family="paragraph" style:parent-style-name="Header">
      <style:text-properties officeooo:rsid="001c2699" officeooo:paragraph-rsid="001c2699"/>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rkkirobotti</text:p>
      <text:p text:style-name="Subtitle">Kesto: 1,5 h (+ valmistelut)</text:p>
      <text:h text:style-name="Heading_20_1" text:outline-level="1">Harjoituksen 1 valmistelut:</text:h>
      <text:list xml:id="list8716189036112234169" text:style-name="L1">
        <text:list-item>
          <text:p text:style-name="P2">Teippaa lattialle maalarinteipillä ruudukko, jossa ruutujen sivut ovat n. metrin. Lattian pitää olla vapaa kalusteista ja ruudukon tulee rajautua kehän reunalla oleviin oppilaiden tuoleihin siten, että jokainen oppilas voi istua (tai seistä) omassa reunaruudussaan.</text:p>
        </text:list-item>
        <text:list-item>
          <text:p text:style-name="P2">Hanki pussillinen makeisia, mieluiten yksittäispakattuja, sulamattomia ja tahmaamattomia makeisia.</text:p>
        </text:list-item>
        <text:list-item>
          <text:p text:style-name="P2">Paperisuikaleita ja kyniä.</text:p>
        </text:list-item>
      </text:list>
      <text:h text:style-name="P4" text:outline-level="1">Aloitus:</text:h>
      <text:p text:style-name="P1">- Toivota kaikki tervetulleeksi Koodikerhon ensimmäiseen kokoontumiskertaan.</text:p>
      <text:p text:style-name="P1">- Tarkista nimilistasta ketkä ovat paikalla ja opettele osallistujien nimet.</text:p>
      <text:p text:style-name="P1">- Jos osallistujat eivät tunne toisiaan entuuudestaan, harkitse jotakin tutustumisleikkiä.</text:p>
      <text:p text:style-name="P1">- Käy läpi käyttäytymissäännöt. Kerro että jos joku on valmis ennen muita niin saa pelata äänettömällä jotakin peliä kunnes muutkin ovat valmiita.</text:p>
      <text:p text:style-name="P1">- Kysy kuinka monella on tietokone kotona ja minkälaisia ne ovat. Kysy erikseen keillä kaikilla on Ipad tai Android -tabletti ja voisiko sen ottaa ensi kerralla mukaan.</text:p>
      <text:p text:style-name="P1">- Kysy missä muualla on tietokoneita ja mitä ne tekee. Avaa osallistujien silmät sille, kuinka paljon tietokoneita on kaikkialla: puhelimet, valaistus, lämmitys, hissit, autot, televisio, pankit, potilasrekisterit, verotustietokannat jne.</text:p>
      <text:p text:style-name="P1">- Kysy lapsilta tietävätkö he kuka päättää miten tietokoneet toimviat - kerro lopulta että ne noudattavat koodia, jotka koodaaja on tehnyt.</text:p>
      <text:p text:style-name="P1">- Kysy tietävätkö lapset mitä koodi on?</text:p>
      <text:p text:style-name="P1">- Kysy tietävätkö mikä ohjelmointikieliä on ja näytä sitten luettelo seinällä.</text:p>
      <text:p text:style-name="P1">- Kerro että koodaajat puhuvat toisilleen monesti englantia, mutta tietokone ei ymmärrä sitä. Tietokone ymmärtää vain ohjelmointikieliä, jotka ovat yksinkertaisia komentoja.</text:p>
      <text:p text:style-name="P1">- Kerro että annat esimerkin koodista ja aloita ensimmäinen harjoit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2699" officeooo:paragraph-rsid="001c2699"/>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raw:frame draw:style-name="Mfr1" draw:name="Kuva1" text:anchor-type="paragraph" svg:width="8.505cm" svg:height="0.937cm" draw:z-index="0"><draw:image xlink:href="Pictures/100000000000062C000000AE193E7D81.png" xlink:type="simple" xlink:show="embed" xlink:actuate="onLoad"/></draw:frame><text:tab/><text:tab/>Koulutuskortti</text:p>
        <text:p text:style-name="MP1"><text:tab/><text:tab/>1. kokoonntumisker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tto Kekäläinen</meta:initial-creator>
    <meta:creation-date>2014-10-21T18:43:12.785739099</meta:creation-date>
    <dc:date>2014-10-21T18:48:53.471919200</dc:date>
    <dc:creator>Otto Kekäläinen</dc:creator>
    <meta:editing-duration>PT5M40S</meta:editing-duration>
    <meta:editing-cycles>1</meta:editing-cycles>
    <meta:document-statistic meta:table-count="0" meta:image-count="1" meta:object-count="0" meta:page-count="1" meta:paragraph-count="20" meta:word-count="237" meta:character-count="1799" meta:non-whitespace-character-count="1581"/>
    <meta:generator>LibreOffice/4.3.2.2$Linux_X86_64 LibreOffice_project/430m0$Build-2</meta:generator>
  </office:meta>
</office:document-meta>
</file>